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aba5ae" officeooo:paragraph-rsid="00aba5ae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ad2339" officeooo:paragraph-rsid="00ad2339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ad3a17" officeooo:paragraph-rsid="00ad3a17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af0d2b" officeooo:paragraph-rsid="00af0d2b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b012db" officeooo:paragraph-rsid="00b18547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normal" officeooo:rsid="00b18547" officeooo:paragraph-rsid="00b18547" style:font-size-asian="12pt" style:font-style-asian="normal" style:font-weight-asian="normal" style:font-name-complex="B Nazanin" style:font-size-complex="12pt" style:font-style-complex="normal" style:font-weight-complex="normal"/>
    </style:style>
    <style:style style:name="P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style="normal" style:text-underline-style="none" fo:font-weight="bold" officeooo:rsid="00ae547d" officeooo:paragraph-rsid="00ae547d" style:font-size-asian="12pt" style:font-style-asian="normal" style:font-weight-asian="bold" style:font-name-complex="B Nazanin" style:font-size-complex="1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aba5ae"/>
    </style:style>
    <style:style style:name="T3" style:family="text">
      <style:text-properties officeooo:rsid="00abbc43"/>
    </style:style>
    <style:style style:name="T4" style:family="text">
      <style:text-properties officeooo:rsid="00ac84bb"/>
    </style:style>
    <style:style style:name="T5" style:family="text">
      <style:text-properties officeooo:rsid="00b18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ــــــ و ــــــ ،‌ اجزاء بنیادی جهان مادی هستند. انرژی از راه‌های گوناگون با ماده ارتباط دارد، چنانکه کاهش ــــــ خورشید موجب تولید ــــــ می‌شود. «غذا» همواره نقش محوری در رشد، تندرسی و زندگی انسان داشته است. پیشرفت <text:span text:style-name="T1">دانش</text:span> و <text:span text:style-name="T1">فناوری</text:span>، موجب افرایش تولید فرآورده‌های کشاورزی و دامی و تولید صنعتی غذا شده است. در تولید انبوه، به دلیل فساد مواد <text:span text:style-name="T3">غذایی و دشواری نگهداری، حفظ کیفیت و ارزش مواد غذایی، اهمیت به‌سزایی دارد. </text:span><text:span text:style-name="T4">همچنین در صنایع غذایی، حجم عظیمی «آب» مصرف می‌شود و تأمین غذای جامعه را مشکل‌تر می‌کند.</text:span></text:p>
      <text:p text:style-name="P2">خوب است بدانیم صفحه ۵۱؛ الف) <text:span text:style-name="T2">ــــــ </text:span>و دردرجه دوم <text:span text:style-name="T2">ــــــ </text:span>و <text:span text:style-name="T2">ــــــ</text:span></text:p>
      <text:p text:style-name="P2">ب) با حذف خوراکی‌های غیر ضروری (مانند چیپس، پفک، نوشابه) تاحدی امکان تأمین هزینه مصرف انواع <text:span text:style-name="T2">ــــــ </text:span>در سبد خانوار تأمین می‌شود. (!!)</text:p>
      <text:p text:style-name="P3">پ) توزیع شیر رایگان در مدارس، مهدکودک‌ها، پادگان‌ها و دانشگاه‌ها / دادن علوفه و داروی دامی با قیمت ارزان به دامدار / فرهنگ‌سازی مصرف</text:p>
      <text:p text:style-name="P3">ت) فرهنگ‌سازی استفاده بیشتر از حبوبات (مصرف عدسی یا آش در وعده صبحانه یا عصرانه)، مصرف انواع حبوبات در سالاد</text:p>
      <text:p text:style-name="P7">سرانه مصرف ماده غذایی، مقدار میانگین مصرف آن را به ازای هر فرد در یک گستره زمانی نشان می‌دهد</text:p>
      <text:p text:style-name="P4">غذا، چیزی فراتر از یک پاسخ به احساس گرسنگی است. مصرف غذا؛</text:p>
      <text:p text:style-name="P4">۱) <text:span text:style-name="T2">ــــــ </text:span>مورد نیاز برای ماهیچه‌ها، ارسال پیام‌های عصبی، جابه‌جایی یون‌ها و مولکول‌ها از دیواره هر یاخته را تأمین می‌کند.</text:p>
      <text:p text:style-name="P5">۲) <text:span text:style-name="T2">ــــــ </text:span>اولیه برای ساخت و رشد بخش‌های مختلف بدن را فراهم می‌کند. (بخش عمده <text:span text:style-name="T2">ــــــ </text:span>، <text:span text:style-name="T2">ــــــ <text:s/></text:span><text:span text:style-name="T5">و </text:span><text:span text:style-name="T2">ــــــ </text:span><text:span text:style-name="T5">ی موجود در بدن از عذا تأمین می‌شود.) این فرآیند‌ها وابسته به انجام واکنش‌های شیمیایی هستند، که دمای بدن را نیز تنظیم و کنترل می‌کنند. هر کدام از این واکنش‌ها، «آهنگ» ویژه‌ای دارند.</text:span></text:p>
      <text:p text:style-name="P6">تغذیه درست، شامل وعده‌های غذایی است که مخلوط منابع از انواع ذره‌ها را در بر می‌گیرد. سوء تغذیه هنگامی رخ می‌نماید که وعده‌های غذایی با <text:span text:style-name="T1">کمبود</text:span> نوع خاصی از این ذرات همراه باشد. از طرفی، <text:span text:style-name="T1">افزایش</text:span> نامناسب برخی مولکول‌ها و یون‌ها در غذا نیز، سبب بیماری خواهد شد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16T01:47:09.587999199</dc:date>
    <meta:editing-duration>P4DT11H18M23S</meta:editing-duration>
    <meta:editing-cycles>138</meta:editing-cycles>
    <meta:generator>LibreOffice/7.5.5.2$Linux_X86_64 LibreOffice_project/50$Build-2</meta:generator>
    <meta:document-statistic meta:table-count="0" meta:image-count="0" meta:object-count="0" meta:page-count="1" meta:paragraph-count="10" meta:word-count="322" meta:character-count="1704" meta:non-whitespace-character-count="1391"/>
  </office:meta>
</office:document-meta>
</file>